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style:style style:name="T9" style:family="text">
      <style:text-properties officeooo:rsid="003d3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à la Clinique <text:span text:style-name="T5">à Nouville</text:span>.<text:line-break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1:11:03.147060819</dc:date>
    <meta:editing-duration>PT10H13M41S</meta:editing-duration>
    <meta:editing-cycles>131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70" meta:non-whitespace-character-count="963"/>
  </office:meta>
</office:document-meta>
</file>